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3.36cm" style:rel-column-width="12943*"/>
    </style:style>
    <style:style style:name="Tabla2.B" style:family="table-column">
      <style:table-column-properties style:column-width="8.996cm" style:rel-column-width="34653*"/>
    </style:style>
    <style:style style:name="Tabla2.C" style:family="table-column">
      <style:table-column-properties style:column-width="1.244cm" style:rel-column-width="4790*"/>
    </style:style>
    <style:style style:name="Tabla2.D" style:family="table-column">
      <style:table-column-properties style:column-width="3.413cm" style:rel-column-width="13149*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row-height="0.6cm"/>
    </style:style>
    <style:style style:name="Tabla2.3" style:family="table-row">
      <style:table-row-properties style:min-row-height="0.6cm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cm" fo:border="none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3.942cm" style:rel-column-width="15186*"/>
    </style:style>
    <style:style style:name="Tabla3.B" style:family="table-column">
      <style:table-column-properties style:column-width="5.371cm" style:rel-column-width="20689*"/>
    </style:style>
    <style:style style:name="Tabla3.C" style:family="table-column">
      <style:table-column-properties style:column-width="7.699cm" style:rel-column-width="29660*"/>
    </style:style>
    <style:style style:name="Tabla3.1" style:family="table-row">
      <style:table-row-properties style:min-row-height="0.4cm"/>
    </style:style>
    <style:style style:name="Tabla3.A1" style:family="table-cell">
      <style:table-cell-properties fo:padding="0.097cm" fo:border="non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color="#999999" style:font-name="Arial" fo:font-size="9pt" fo:font-weight="bold" style:font-size-asian="9pt" style:font-weight-asian="bold" style:font-name-complex="Arial Narrow" style:font-size-complex="9pt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paragraph-properties fo:text-align="start" style:justify-single-word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Footer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9" style:family="paragraph" style:parent-style-name="Table_20_Contents">
      <style:paragraph-properties fo:margin-top="0cm" fo:margin-bottom="0.199cm" fo:text-align="start" style:justify-single-word="false"/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margin-top="0cm" fo:margin-bottom="0.101cm" fo:text-align="start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1" style:family="paragraph" style:parent-style-name="Table_20_Contents">
      <style:paragraph-properties fo:margin-top="0cm" fo:margin-bottom="0.101cm" fo:text-align="start" style:justify-single-word="false"/>
      <style:text-properties style:font-name="Arial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Table_20_Contents">
      <style:paragraph-properties fo:margin-top="0cm" fo:margin-bottom="0.101cm" fo:text-align="start" style:justify-single-word="false"/>
      <style:text-properties style:font-name="Arial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Table_20_Contents">
      <style:paragraph-properties fo:margin-top="0cm" fo:margin-bottom="0.101cm" fo:text-align="start" style:justify-single-word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Standard">
      <style:paragraph-properties fo:margin-top="0cm" fo:margin-bottom="0.101cm" fo:text-align="start" style:justify-single-word="false"/>
      <style:text-properties style:font-name="Arial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P15" style:family="paragraph" style:parent-style-name="Standard">
      <style:paragraph-properties fo:margin-top="0.499cm" fo:margin-bottom="0.499cm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.3cm" fo:margin-bottom="0.3cm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cm" fo:margin-bottom="0.101cm" fo:text-align="start" style:justify-single-word="false"/>
      <style:text-properties style:font-name="Arial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Table_20_Contents">
      <style:paragraph-properties fo:margin-top="0cm" fo:margin-bottom="0.101cm" fo:text-align="start" style:justify-single-word="false"/>
      <style:text-properties style:font-name="Arial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color="#999999" style:font-name="Arial" fo:font-size="9pt" fo:font-weight="bold" style:font-size-asian="9pt" style:font-weight-asian="bold" style:font-name-complex="Arial Narrow" style:font-size-complex="9pt"/>
    </style:style>
    <style:style style:name="T2" style:family="text">
      <style:text-properties style:font-name="Arial" fo:font-size="9pt" style:font-size-asian="9pt" style:font-size-complex="9pt"/>
    </style:style>
    <style:style style:name="T3" style:family="text"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" style:family="text"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15"><text:line-break/><text:line-break/>UNIDAD DE ENDOSCOPIA DIGESTIVA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1" office:value-type="string">
            <text:p text:style-name="P8">Nombre</text:p>
            <text:p text:style-name="P9"/>
          </table:table-cell>
          <table:table-cell table:style-name="Tabla2.A1" table:number-columns-spanned="3" office:value-type="string">
            <text:p text:style-name="P6">${paciente_nombre} ${paciente_apellido1} ${paciente_apellido2} </text:p>
          </table:table-cell>
          <table:covered-table-cell/>
          <table:covered-table-cell/>
        </table:table-row>
        <table:table-row table:style-name="Tabla2.3">
          <table:table-cell table:style-name="Tabla2.A1" office:value-type="string">
            <text:p text:style-name="P6"><text:span text:style-name="T5">Remitido por Dr./Dra.</text:span> </text:p>
          </table:table-cell>
          <table:table-cell table:style-name="Tabla2.A1" office:value-type="string">
            <text:p text:style-name="P6">${MEDICO_SOLICITANTE} </text:p>
          </table:table-cell>
          <table:table-cell table:style-name="Tabla2.A1" office:value-type="string">
            <text:p text:style-name="P8">Fecha</text:p>
          </table:table-cell>
          <table:table-cell table:style-name="Tabla2.A1" office:value-type="string">
            <text:p text:style-name="P6">${exploracion_fecha}</text:p>
          </table:table-cell>
        </table:table-row>
        <table:table-row table:style-name="Tabla2.3">
          <table:table-cell table:style-name="Tabla2.A1" office:value-type="string">
            <text:p text:style-name="P8">Sedación</text:p>
          </table:table-cell>
          <table:table-cell table:style-name="Tabla2.A1" table:number-columns-spanned="3" office:value-type="string">
            <text:p text:style-name="P6">${sedacion_v2} </text:p>
          </table:table-cell>
          <table:covered-table-cell/>
          <table:covered-table-cell/>
        </table:table-row>
      </table:table>
      <table:table table:name="Tabla4" table:style-name="Tabla4">
        <table:table-column table:style-name="Tabla4.A"/>
        <table:table-row>
          <table:table-cell table:style-name="Tabla4.A1" office:value-type="string">
            <text:p text:style-name="P16">${exploracion_tipo_exploracion}</text:p>
          </table:table-cell>
        </table:table-row>
      </table:table>
      <text:p text:style-name="P10">INDICACIÓN:</text:p>
      <text:p text:style-name="P13">${INDICACION}</text:p>
      <text:p text:style-name="P13"/>
      <text:p text:style-name="P10">INFORME:</text:p>
      <text:p text:style-name="P13">${EXPLORACION}</text:p>
      <text:p text:style-name="P13"><text:bookmark text:name="__DdeLink__22054_2094250472"/></text:p>
      <text:p text:style-name="Text_20_body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1">Se recomienda revisión</text:p>
          </table:table-cell>
          <table:table-cell table:style-name="Tabla3.A1" office:value-type="string">
            <text:p text:style-name="P12">${RECOMIENDA}</text:p>
          </table:table-cell>
          <table:table-cell table:style-name="Tabla3.A1" table:number-rows-spanned="3" office:value-type="string">
            <text:p text:style-name="P11">Técnicas Terapéuticas</text:p>
            <text:p text:style-name="P12">${procedimientos_estandar_colon}</text:p>
            <text:p text:style-name="P11"/>
            <text:p text:style-name="P11"/>
          </table:table-cell>
        </table:table-row>
        <table:table-row>
          <table:table-cell table:style-name="Tabla3.A1" office:value-type="string">
            <text:p text:style-name="P11">Preparación del colon</text:p>
          </table:table-cell>
          <table:table-cell table:style-name="Tabla3.A1" office:value-type="string">
            <text:p text:style-name="P12">${PREPARACION}</text:p>
          </table:table-cell>
          <table:covered-table-cell/>
        </table:table-row>
        <table:table-row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2"/>
          </table:table-cell>
          <table:covered-table-cell/>
        </table:table-row>
      </table:table>
      <text:p text:style-name="P10"/>
      <text:p text:style-name="P10">CONCLUSIÓN:</text:p>
      <text:p text:style-name="P12">${CONCLUSION}</text:p>
      <text:p text:style-name="P12"/>
      <text:p text:style-name="P11">RECOMENDACIONES:</text:p>
      <text:p text:style-name="P12">${medidas_post1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draw:frame draw:style-name="fr1" draw:name="imagen_1" text:anchor-type="paragraph" svg:y="0cm" svg:width="7.223cm" svg:height="4.965cm" draw:z-index="0"><draw:image xlink:href="../../../../../Clientes/imagen_1" xlink:type="simple" xlink:show="embed" xlink:actuate="onLoad"/></draw:frame>${imagen_comentario_1}</text:p>
          </table:table-cell>
          <table:table-cell table:style-name="Tabla1.A1" office:value-type="string">
            <text:p text:style-name="P7"><draw:frame draw:style-name="fr1" draw:name="imagen_2" text:anchor-type="paragraph" svg:y="0cm" svg:width="7.223cm" svg:height="4.965cm" draw:z-index="1"><draw:image xlink:href="../../../../../Clientes/imagen_1" xlink:type="simple" xlink:show="embed" xlink:actuate="onLoad"/></draw:frame>${imagen_comentario_2}</text:p>
          </table:table-cell>
        </table:table-row>
        <table:table-row>
          <table:table-cell table:style-name="Tabla1.A1" office:value-type="string">
            <text:p text:style-name="P7"><draw:frame draw:style-name="fr1" draw:name="imagen_3" text:anchor-type="paragraph" svg:y="0cm" svg:width="7.223cm" svg:height="4.965cm" draw:z-index="2"><draw:image xlink:href="../../../../../Clientes/imagen_1" xlink:type="simple" xlink:show="embed" xlink:actuate="onLoad"/></draw:frame>${imagen_comentario_3}</text:p>
          </table:table-cell>
          <table:table-cell table:style-name="Tabla1.A1" office:value-type="string">
            <text:p text:style-name="P7"><draw:frame draw:style-name="fr1" draw:name="imagen_4" text:anchor-type="paragraph" svg:y="0cm" svg:width="7.223cm" svg:height="4.965cm" draw:z-index="3"><draw:image xlink:href="../../../../../Clientes/imagen_1" xlink:type="simple" xlink:show="embed" xlink:actuate="onLoad"/></draw:frame>${imagen_comentario_4}</text:p>
          </table:table-cell>
        </table:table-row>
        <table:table-row>
          <table:table-cell table:style-name="Tabla1.A1" office:value-type="string">
            <text:p text:style-name="P7"><draw:frame draw:style-name="fr1" draw:name="imagen_5" text:anchor-type="paragraph" svg:y="0cm" svg:width="7.223cm" svg:height="4.965cm" draw:z-index="4"><draw:image xlink:href="../../../../../Clientes/imagen_1" xlink:type="simple" xlink:show="embed" xlink:actuate="onLoad"/></draw:frame>${imagen_comentario_5}</text:p>
          </table:table-cell>
          <table:table-cell table:style-name="Tabla1.A1" office:value-type="string">
            <text:p text:style-name="P7"><draw:frame draw:style-name="fr1" draw:name="imagen_6" text:anchor-type="paragraph" svg:y="0cm" svg:width="7.223cm" svg:height="4.965cm" draw:z-index="5"><draw:image xlink:href="../../../../../Clientes/imagen_1" xlink:type="simple" xlink:show="embed" xlink:actuate="onLoad"/></draw:frame>${imagen_comentario_6}</text:p>
          </table:table-cell>
        </table:table-row>
        <table:table-row>
          <table:table-cell table:style-name="Tabla1.A1" office:value-type="string">
            <text:p text:style-name="P7"><draw:frame draw:style-name="fr1" draw:name="imagen_7" text:anchor-type="paragraph" svg:y="0cm" svg:width="7.223cm" svg:height="4.965cm" draw:z-index="6"><draw:image xlink:href="../../../../../Clientes/imagen_1" xlink:type="simple" xlink:show="embed" xlink:actuate="onLoad"/></draw:frame><text:soft-page-break/>${imagen_comentario_7}</text:p>
          </table:table-cell>
          <table:table-cell table:style-name="Tabla1.A1" office:value-type="string">
            <text:p text:style-name="P7"><draw:frame draw:style-name="fr1" draw:name="imagen_8" text:anchor-type="paragraph" svg:y="0cm" svg:width="7.223cm" svg:height="4.965cm" draw:z-index="7"><draw:image xlink:href="../../../../../Clientes/imagen_1" xlink:type="simple" xlink:show="embed" xlink:actuate="onLoad"/></draw:frame><text:soft-page-break/>${imagen_comentario_8}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font-size="16pt" fo:font-style="italic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color="#999999" style:font-name="Arial" fo:font-size="9pt" fo:font-weight="bold" style:font-size-asian="9pt" style:font-weight-asian="bold" style:font-name-complex="Arial Narrow" style:font-size-complex="9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Footer">
      <style:paragraph-properties fo:text-align="start" style:justify-single-word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5" style:family="paragraph" style:parent-style-name="Footer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fo:color="#999999" style:font-name="Arial" fo:font-size="9pt" fo:font-weight="bold" style:font-size-asian="9pt" style:font-weight-asian="bold" style:font-name-complex="Arial Narrow" style:font-size-complex="9pt"/>
    </style:style>
    <style:style style:name="MT2" style:family="text">
      <style:text-properties style:font-name="Arial" fo:font-size="9pt" style:font-size-asian="9pt" style:font-size-complex="9pt"/>
    </style:style>
    <style:style style:name="MT3" style:family="text"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T4" style:family="text"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84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Dr. F. González-Huix</text:span></text:p>
        <text:p text:style-name="MP2">Dra. M. Figa</text:p>
        <text:p text:style-name="MP2">Dr. M. Alburquerque</text:p>
        <text:p text:style-name="MP2">Dra. A. Vargas García<text:line-break/>Dra. E. Pijoan</text:p>
      </style:header>
      <style:footer>
        <text:p text:style-name="MP3"><text:span text:style-name="MT2"><text:tab/><text:tab/></text:span><text:span text:style-name="MT3">Fdo: </text:span><text:span text:style-name="MT4">${exploracion_medico}</text:span></text:p>
        <text:p text:style-name="MP4"/>
        <text:p text:style-name="MP5"/>
        <text:p text:style-name="MP5">Texto de información para el paciente a definir. Texto de información para el paciente a definir. Texto de información para el paciente a definir. Texto de información para el paciente a definir. Texto de información para el paciente a definir. Texto de información para el paciente a defini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4:24:45.14</meta:creation-date>
    <dc:date>2022-04-20T17:45:13.71</dc:date>
    <meta:editing-duration>PT8H43M21S</meta:editing-duration>
    <meta:editing-cycles>105</meta:editing-cycles>
    <meta:generator>OpenOffice.org/3.4.1$Win32 OpenOffice.org_project/341m1$Build-9593</meta:generator>
    <meta:document-statistic meta:table-count="4" meta:image-count="8" meta:object-count="0" meta:page-count="3" meta:paragraph-count="38" meta:word-count="110" meta:character-count="1034"/>
  </office:meta>
</office:document-meta>
</file>